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WebContext.getSess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FacesWe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esWebContext.FacesWebContext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Applicat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Para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initializ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Ini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Reques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Context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